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44a2f8"/>
    </style:style>
    <style:style style:name="P4" style:family="paragraph" style:parent-style-name="Text_20_body" style:list-style-name="L1">
      <style:text-properties officeooo:paragraph-rsid="0044e12b"/>
    </style:style>
    <style:style style:name="P5" style:family="paragraph" style:parent-style-name="Text_20_body" style:list-style-name="L1">
      <style:text-properties officeooo:paragraph-rsid="0049abc0"/>
    </style:style>
    <style:style style:name="P6" style:family="paragraph" style:parent-style-name="Text_20_body" style:list-style-name="L1">
      <style:text-properties style:font-name="Calibri1"/>
    </style:style>
    <style:style style:name="P7" style:family="paragraph" style:parent-style-name="Text_20_body" style:list-style-name="L1">
      <style:text-properties style:font-name="Calibri1" officeooo:paragraph-rsid="004eede4"/>
    </style:style>
    <style:style style:name="P8" style:family="paragraph" style:parent-style-name="Text_20_body" style:list-style-name="L1">
      <style:text-properties style:font-name="Calibri1" officeooo:paragraph-rsid="0047debc"/>
    </style:style>
    <style:style style:name="P9" style:family="paragraph" style:parent-style-name="Text_20_body" style:list-style-name="L1">
      <style:text-properties style:font-name="Calibri1" officeooo:paragraph-rsid="004b3f98"/>
    </style:style>
    <style:style style:name="P10" style:family="paragraph" style:parent-style-name="Text_20_body" style:list-style-name="L1">
      <style:text-properties style:font-name="Calibri1" officeooo:paragraph-rsid="0049abc0"/>
    </style:style>
    <style:style style:name="P11" style:family="paragraph" style:parent-style-name="Text_20_body" style:list-style-name="L1">
      <style:text-properties style:font-name="Calibri1" officeooo:paragraph-rsid="003b3597"/>
    </style:style>
    <style:style style:name="P12" style:family="paragraph" style:parent-style-name="Text_20_body" style:list-style-name="L1">
      <style:text-properties style:font-name="Calibri1" officeooo:paragraph-rsid="0058f9d2"/>
    </style:style>
    <style:style style:name="P13" style:family="paragraph" style:parent-style-name="Text_20_body" style:list-style-name="L1">
      <style:text-properties style:font-name="Calibri1" officeooo:paragraph-rsid="003d4bcc"/>
    </style:style>
    <style:style style:name="P14" style:family="paragraph" style:parent-style-name="Text_20_body" style:list-style-name="L1">
      <style:text-properties style:font-name="Calibri1" officeooo:rsid="003fe882" officeooo:paragraph-rsid="003fe882"/>
    </style:style>
    <style:style style:name="P15" style:family="paragraph" style:parent-style-name="Text_20_body" style:list-style-name="L1">
      <style:text-properties style:font-name="Calibri1" officeooo:rsid="00417c6e" officeooo:paragraph-rsid="00417c6e"/>
    </style:style>
    <style:style style:name="P16" style:family="paragraph" style:parent-style-name="Text_20_body" style:list-style-name="L1">
      <style:text-properties style:font-name="Calibri1" officeooo:rsid="00385553" officeooo:paragraph-rsid="003b3597"/>
    </style:style>
    <style:style style:name="P17" style:family="paragraph" style:parent-style-name="Text_20_body" style:list-style-name="L1">
      <style:text-properties style:font-name="Calibri1" officeooo:rsid="00385553" officeooo:paragraph-rsid="003c5a09"/>
    </style:style>
    <style:style style:name="P18" style:family="paragraph" style:parent-style-name="Text_20_body" style:list-style-name="L1">
      <style:text-properties style:text-line-through-style="none" style:text-line-through-type="none" style:font-name="Calibri1"/>
    </style:style>
    <style:style style:name="P19" style:family="paragraph" style:parent-style-name="Text_20_body">
      <style:text-properties officeooo:paragraph-rsid="0058f9d2"/>
    </style:style>
    <style:style style:name="P20" style:family="paragraph" style:parent-style-name="Text_20_body">
      <style:text-properties officeooo:rsid="0058f9d2" officeooo:paragraph-rsid="0058f9d2"/>
    </style:style>
    <style:style style:name="T1" style:family="text">
      <style:text-properties fo:font-weight="bold"/>
    </style:style>
    <style:style style:name="T2" style:family="text">
      <style:text-properties style:font-name="Calibri1"/>
    </style:style>
    <style:style style:name="T3" style:family="text">
      <style:text-properties style:font-name="Calibri1" officeooo:rsid="00421f35"/>
    </style:style>
    <style:style style:name="T4" style:family="text">
      <style:text-properties style:font-name="Calibri1" officeooo:rsid="0042ac45"/>
    </style:style>
    <style:style style:name="T5" style:family="text">
      <style:text-properties style:font-name="Calibri1" officeooo:rsid="0044a2f8"/>
    </style:style>
    <style:style style:name="T6" style:family="text">
      <style:text-properties style:font-name="Calibri1" officeooo:rsid="0044e12b"/>
    </style:style>
    <style:style style:name="T7" style:family="text">
      <style:text-properties style:font-name="Calibri1" officeooo:rsid="004685b8"/>
    </style:style>
    <style:style style:name="T8" style:family="text">
      <style:text-properties style:font-name="Calibri1" officeooo:rsid="0046df32"/>
    </style:style>
    <style:style style:name="T9" style:family="text">
      <style:text-properties style:font-name="Calibri1" officeooo:rsid="0049abc0"/>
    </style:style>
    <style:style style:name="T10" style:family="text">
      <style:text-properties officeooo:rsid="00385553"/>
    </style:style>
    <style:style style:name="T11" style:family="text">
      <style:text-properties officeooo:rsid="003e4e93"/>
    </style:style>
    <style:style style:name="T12" style:family="text">
      <style:text-properties officeooo:rsid="003fe882"/>
    </style:style>
    <style:style style:name="T13" style:family="text">
      <style:text-properties officeooo:rsid="00417c6e"/>
    </style:style>
    <style:style style:name="T14" style:family="text">
      <style:text-properties officeooo:rsid="00421f35"/>
    </style:style>
    <style:style style:name="T15" style:family="text">
      <style:text-properties officeooo:rsid="0047debc"/>
    </style:style>
    <style:style style:name="T16" style:family="text">
      <style:text-properties officeooo:rsid="0049abc0"/>
    </style:style>
    <style:style style:name="T17" style:family="text">
      <style:text-properties style:text-line-through-style="none" style:text-line-through-type="none"/>
    </style:style>
    <style:style style:name="T18" style:family="text">
      <style:text-properties style:text-line-through-style="none" style:text-line-through-type="none" officeooo:rsid="004eede4"/>
    </style:style>
    <style:style style:name="T19" style:family="text">
      <style:text-properties officeooo:rsid="00529830"/>
    </style:style>
    <style:style style:name="T20" style:family="text">
      <style:text-properties officeooo:rsid="003d4bcc"/>
    </style:style>
    <style:style style:name="T21" style:family="text">
      <style:text-properties officeooo:rsid="003c5a09"/>
    </style:style>
    <style:style style:name="Sect1" style:family="section">
      <style:section-properties fo:margin-left="0mm" fo:margin-right="0mm" style:editable="false">
        <style:columns fo:column-count="1" fo:column-gap="0m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eplace <text:span text:style-name="T1">sdX</text:span> in the following instructions with the device name for the SD card as it appears on your computer. </text:p>
      <text:p text:style-name="P19"><text:span text:style-name="T14">Prerequisites: </text:span><text:span text:style-name="T3"><text:s/>Raspberry Pi 2, <text:s/>Raspberry Pi Zero, PC running linux, USB microSD card reader, internet.</text:span></text:p>
      <text:p text:style-name="P20"><text:span text:style-name="T3">T</text:span><text:span text:style-name="T2">hese instructions are for the IOTHERMOSTAT project, but are generic. Simply replace IOTHERMOSTAT with your own name.</text:span></text:p>
      <text:p text:style-name="P20"><text:span text:style-name="T2">Instructions largely copied from </text:span><text:a xlink:type="simple" xlink:href="https://archlinuxarm.org/platforms/armv6/raspberry-pi" text:style-name="Internet_20_link" text:visited-style-name="Visited_20_Internet_20_Link"><text:span text:style-name="T2">https://archlinuxarm.org/platforms/armv6/raspberry-pi</text:span></text:a></text:p>
      <text:p text:style-name="P20"><text:span text:style-name="T2"/></text:p>
      <text:section text:style-name="Sect1" text:name="installation">
        <text:list xml:id="list7783893477388739805" text:style-name="L1">
          <text:list-item>
            <text:p text:style-name="P6">Start fdisk to partition the SD card: </text:p>
            <text:p text:style-name="P6">fdisk /dev/sdX</text:p>
          </text:list-item>
          <text:list-item>
            <text:p text:style-name="P6">At the fdisk prompt, delete old partitions and create a new one: </text:p>
            <text:list>
              <text:list-item>
                <text:p text:style-name="P6">Type o. This will clear out any partitions on the drive. </text:p>
              </text:list-item>
              <text:list-item>
                <text:p text:style-name="P6">Type p to list partitions. There should be no partitions left. </text:p>
              </text:list-item>
              <text:list-item>
                <text:p text:style-name="P6">Type n, then p for primary, 1 for the first partition on the drive, press ENTER to accept the default first sector, then type +100M for the last sector. </text:p>
              </text:list-item>
              <text:list-item>
                <text:p text:style-name="P6">Type t, then c to set the first partition to type W95 FAT32 (LBA). </text:p>
              </text:list-item>
              <text:list-item>
                <text:p text:style-name="P6">Type n, then p for primary, 2 for the second partition on the drive, and then press ENTER twice to accept the default first and last sector. </text:p>
              </text:list-item>
              <text:list-item>
                <text:p text:style-name="P6">Write the partition table and exit by typing w.</text:p>
              </text:list-item>
            </text:list>
          </text:list-item>
          <text:list-item>
            <text:p text:style-name="P6">Create and mount the FAT filesystem: </text:p>
            <text:p text:style-name="P6">mkfs.vfat /dev/sdX1</text:p>
            <text:p text:style-name="P6">mkdir boot</text:p>
            <text:p text:style-name="P6">mount /dev/sdX1 boot</text:p>
          </text:list-item>
          <text:list-item>
            <text:p text:style-name="P6">Create and mount the ext4 filesystem: </text:p>
            <text:p text:style-name="P6">mkfs.ext4 /dev/sdX2</text:p>
            <text:p text:style-name="P6">mkdir root</text:p>
            <text:p text:style-name="P6">mount /dev/sdX2 root</text:p>
          </text:list-item>
          <text:list-item>
            <text:p text:style-name="P6">Download and extract the root filesystem (as root, not via sudo): </text:p>
            <text:p text:style-name="P6">wget http://os.archlinuxarm.org/os/ArchLinuxARM-rpi-latest.tar.gz</text:p>
            <text:p text:style-name="P6">bsdtar -xpf ArchLinuxARM-rpi-latest.tar.gz -C root</text:p>
            <text:p text:style-name="P6">sync</text:p>
          </text:list-item>
          <text:list-item>
            <text:p text:style-name="P6"><text:soft-page-break/>Move boot files to the first partition: </text:p>
            <text:p text:style-name="P6">mv root/boot/* boot</text:p>
          </text:list-item>
          <text:list-item>
            <text:p text:style-name="P14">Copy cmd<text:span text:style-name="T13">line</text:span>.txt and config.txt to boot.</text:p>
          </text:list-item>
          <text:list-item>
            <text:p text:style-name="P14">Copy waveshare35<text:span text:style-name="T13">a-overlay</text:span>.dtb to boot/overlay<text:span text:style-name="T13">s</text:span></text:p>
          </text:list-item>
          <text:list-item>
            <text:p text:style-name="P15">Copy reconnnect.sh to root</text:p>
          </text:list-item>
          <text:list-item>
            <text:p text:style-name="P6">Unmount the two partitions: </text:p>
            <text:p text:style-name="P6">umount boot root</text:p>
          </text:list-item>
          <text:list-item>
            <text:p text:style-name="P6">Insert the SD card into <text:span text:style-name="T14">a</text:span> Raspberry Pi 2, connect ethernet, and power <text:span text:style-name="T12">up.</text:span></text:p>
          </text:list-item>
          <text:list-item>
            <text:p text:style-name="P6">Use the serial console or SSH to the IP address given to the board by your router. </text:p>
            <text:list>
              <text:list-item>
                <text:p text:style-name="P6">Login as the default user alarm with the password alarm. </text:p>
              </text:list-item>
              <text:list-item>
                <text:p text:style-name="P6">The default root password is root.</text:p>
              </text:list-item>
            </text:list>
          </text:list-item>
          <text:list-item>
            <text:p text:style-name="P2"><text:span text:style-name="T2">Configure mirrors:<text:line-break/>nano </text:span><text:span text:style-name="Source_20_Text"><text:span text:style-name="T2">/etc/pacman.d/mirrorlist</text:span></text:span></text:p>
          </text:list-item>
          <text:list-item>
            <text:p text:style-name="P3"><text:span text:style-name="Source_20_Text"><text:span text:style-name="T5">Configure </text:span></text:span><text:bookmark text:name="Localization"/><text:span text:style-name="Source_20_Text"><text:span text:style-name="T5">time and localization</text:span></text:span><text:span text:style-name="Source_20_Text"><text:span text:style-name="T4">:<text:line-break/>timedatectl set-ntp true<text:line-break/>timedatectl set-timezone Europe/Amsterdam<text:line-break/>echo "en_US.UTF-8 UTF-8" &gt;&gt; /etc/locale.gen<text:line-break/>locale-gen<text:line-break/></text:span></text:span><text:span text:style-name="Source_20_Text"><text:span text:style-name="T5">echo "LANG=en_US.UTF-8" &gt; /etc/locale.conf</text:span></text:span></text:p>
          </text:list-item>
          <text:list-item>
            <text:p text:style-name="P2"><text:span text:style-name="T2">Initialize the pacman keyring and populate the Arch Linux ARM </text:span><text:a xlink:type="simple" xlink:href="https://archlinuxarm.org/about/package-signing" text:style-name="Internet_20_link" text:visited-style-name="Visited_20_Internet_20_Link"><text:span text:style-name="T2">package signing</text:span></text:a><text:span text:style-name="T2"> keys: </text:span></text:p>
            <text:p text:style-name="P4"><text:span text:style-name="Source_20_Text"><text:span text:style-name="T2">touch /root/.gnupg/dirmngr_ldapservers.conf</text:span></text:span><text:span text:style-name="T2"><text:line-break/>pacman -Scc &amp;&amp; rm /var/lib/pacman/sync/* &amp;&amp; rm -rf /etc/pacman.d/gnupg<text:line-break/><text:line-break/>pacman-key --init<text:line-break/>pacman -S archlinux-keyring<text:line-break/></text:span><text:span text:style-name="T6">pacman -Sy</text:span><text:span text:style-name="T2"><text:line-break/></text:span><text:span text:style-name="T6">pacman-key --populate archlinuxarm</text:span><text:span text:style-name="T2"><text:line-break/></text:span><text:span text:style-name="Source_20_Text"><text:span text:style-name="T6">pacman-key --refresh-keys<text:line-break/>pacman -Syu </text:span></text:span><text:span text:style-name="Source_20_Text"><text:span text:style-name="T7">sudo</text:span></text:span></text:p>
          </text:list-item>
          <text:list-item>
            <text:p text:style-name="P5"><text:span text:style-name="Source_20_Text"><text:span text:style-name="T2">setup iothermostat user<text:line-break/><text:line-break/>useradd -m -s /bin/bash iothermostat<text:line-break/>passwd iothermostat (</text:span></text:span><text:span text:style-name="Source_20_Text"><text:span text:style-name="T9">default </text:span></text:span><text:span text:style-name="Source_20_Text"><text:span text:style-name="T2">iothermostat</text:span></text:span><text:span text:style-name="Source_20_Text"><text:span text:style-name="T9">2018</text:span></text:span><text:span text:style-name="Source_20_Text"><text:span text:style-name="T2">).<text:line-break/>su<text:line-break/>visudo<text:line-break/></text:span></text:span><text:soft-page-break/><text:span text:style-name="Source_20_Text"><text:span text:style-name="T2">(</text:span></text:span><text:span text:style-name="Source_20_Text"><text:span text:style-name="T7">under root ALL=(ALL) ALL </text:span></text:span><text:span text:style-name="Source_20_Text"><text:span text:style-name="T2">add line, </text:span></text:span><text:span text:style-name="Source_20_Text"><text:span text:style-name="T7">after pressing ‘i’</text:span></text:span><text:span text:style-name="Source_20_Text"><text:span text:style-name="T2">):<text:line-break/> <text:s text:c="2"/>iothermostat ALL=(ALL) ALL<text:line-break/></text:span></text:span><text:span text:style-name="Source_20_Text"><text:span text:style-name="T7">(to quit, press ESC :wq RETURN)<text:line-break/></text:span></text:span><text:span text:style-name="Source_20_Text"><text:span text:style-name="T8">reboot now</text:span></text:span><text:span text:style-name="Source_20_Text"><text:span text:style-name="T7"><text:line-break/></text:span></text:span><text:span text:style-name="Source_20_Text"><text:span text:style-name="T8">(</text:span></text:span><text:span text:style-name="Source_20_Text"><text:span text:style-name="T7">reconnect with ssh user iothermostat</text:span></text:span><text:span text:style-name="Source_20_Text"><text:span text:style-name="T8">)</text:span></text:span><text:span text:style-name="Source_20_Text"><text:span text:style-name="T2"><text:line-break/>sudo userdel alarm</text:span></text:span></text:p>
          </text:list-item>
          <text:list-item>
            <text:p text:style-name="P18">Install rtl8188eu dkms driver from AUR:</text:p>
            <text:p text:style-name="P7"><text:span text:style-name="T18">sudo </text:span><text:span text:style-name="T17">pacman -Syu git base-devel linux-headers<text:line-break/></text:span><text:span text:style-name="T18">sudo echo “blacklist r8188eu” &gt; /etc/modprobe.d/nokernelwifi.conf</text:span><text:span text:style-name="T17"><text:line-break/>mkdir builds<text:line-break/>cd builds<text:line-break/>git clone </text:span><text:a xlink:type="simple" xlink:href="https://aur.archlinux.org/8188eu-dkms.git" text:style-name="Internet_20_link" text:visited-style-name="Visited_20_Internet_20_Link"><text:span text:style-name="T17">https://aur.archlinux.org/8188eu-dkms.git</text:span></text:a><text:span text:style-name="T17"><text:line-break/>cd 8188eu-dkms<text:line-break/>makepkg -sirc</text:span><text:line-break/></text:p>
          </text:list-item>
          <text:list-item>
            <text:p text:style-name="P8">Setup NetworkManager<text:line-break/><text:span text:style-name="T15">su</text:span><text:line-break/>pacman -Syu <text:span text:style-name="T15">n</text:span>etwork<text:span text:style-name="T15">m</text:span>anager dnsmasq<text:line-break/>hostnamectl set-hostname iothermostat<text:line-break/>echo "dhcp-range=10.0.0.1,10.0.0.2,12h" &gt;&gt; /etc/dnsmasq.conf<text:line-break/>systemctl stop systemd-networkd.service<text:line-break/>systemctl disable systemd-networkd.service<text:line-break/>systemctl start NetworkManager.service<text:line-break/>systemctl enable NetworkManager.service<text:line-break/></text:p>
          </text:list-item>
          <text:list-item>
            <text:p text:style-name="P6"><text:span text:style-name="T16">Plug in the USB Wifi dongle. </text:span>Create <text:span text:style-name="T16">the fallback </text:span>hotspot:</text:p>
            <text:p text:style-name="P9">nmcli -s dev wifi hotspot con-name IOTHERMOSTAT ssid IOTHERMOSTAT password iothermostat0<text:line-break/><text:span text:style-name="T16">(Ctrl+C)<text:line-break/>nmcli connection mod IOTHERMOSTAT wifi.hidden no<text:line-break/></text:span>nmcli connection mod IOTHERMOSTAT connection.autoconnect yes<text:line-break/>nmcli connection mod IOTHERMOSTAT connection.autoconnect-priority -10<text:line-break/><text:span text:style-name="T16">shutdown now<text:line-break/></text:span></text:p>
          </text:list-item>
          <text:list-item>
            <text:p text:style-name="P10">Plug memory card <text:span text:style-name="T16">+ wifi</text:span> <text:span text:style-name="T16">dongle </text:span>into hestia pi touch. Boot. Connect to IOTHERMOSTAT hotspot with password iothermostat0. Ssh into server ip (password: iothermostat<text:span text:style-name="T16">2018</text:span>):</text:p>
            <text:p text:style-name="P10">ssh iothermostat@10.42.0.1<text:line-break/></text:p>
          </text:list-item>
          <text:list-item>
            <text:p text:style-name="P6"><text:soft-page-break/>Configure network for user<text:line-break/>sudo ./reconnect.sh YOURSSID 'YOURPASSPHRASE'</text:p>
          </text:list-item>
          <text:list-item>
            <text:p text:style-name="P6">Connect to YOURSSID, find the ip of iothermostat (see display) and ssh to iothermostat@ip</text:p>
          </text:list-item>
          <text:list-item>
            <text:p text:style-name="P12">Installation<text:line-break/>su<text:line-break/>pacman -Syu pwgen rng-tools i2c-tools lm_sensors <text:span text:style-name="T21">wget pacman-contrib</text:span><text:line-break/>echo RNGD_OPTS="-o /dev/random -r /dev/hwrng” &gt; /etc/conf.d/rngd<text:line-break/>systemctl stop haveged.service<text:line-break/>systemctl disable haveged.service<text:line-break/>systemctl start rngd.service <text:line-break/>systemctl enable rngd.service</text:p>
            <text:p text:style-name="P6"># enable i2c<text:line-break/>echo i2c-dev <text:s/>&gt;&gt; /etc/modules-load.d/raspberrypi.conf<text:line-break/>echo i2c-bcm2708 &gt;&gt; /etc/modules-load.d/raspberrypi.conf<text:line-break/></text:p>
          </text:list-item>
          <text:list-item>
            <text:p text:style-name="P11">Ctrl+D, install <text:span text:style-name="T10">fake-hwclock-git</text:span>:<text:line-break/>mkdir /home/iothermostat/builds <text:line-break/>cd /home/iothermostat/builds<text:line-break/>git clone https://aur.archlinux.org/fake-hwclock-git.git<text:line-break/>cd fake-hwclock<text:line-break/>nano PKGBUILD, add # in front of depends=(‘’)<text:line-break/>makepkg -sirc<text:line-break/><text:span text:style-name="T10">cd ..<text:line-break/>systemctl start fake-hwclock<text:line-break/>systemctl enable fake-hwclock</text:span></text:p>
          </text:list-item>
          <text:list-item>
            <text:p text:style-name="P16">Clean up:</text:p>
            <text:p text:style-name="P16"><text:span text:style-name="T19">sudo </text:span>journalctl --flush –rotate<text:line-break/><text:span text:style-name="T19">sudo </text:span>journalctl –vacuum-time=1seconds<text:line-break/><text:span text:style-name="T19">sudo </text:span>reboot now</text:p>
          </text:list-item>
          <text:list-item>
            <text:p text:style-name="P17">Install python-raspberry-gpio:<text:line-break/>cd /home/iothermostat/builds </text:p>
            <text:p text:style-name="P17">git clone https://aur.archlinux.org/python-raspberry-gpio.git</text:p>
            <text:p text:style-name="P13"><text:span text:style-name="T10">cd python-raspberry-gpio <text:line-break/>makepkg -sirc<text:line-break/>cd ..<text:line-break/></text:span></text:p>
          </text:list-item>
        </text:list>
      </text:section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Bonne Aans</meta:initial-creator>
    <meta:creation-date>2018-10-08T15:23:14.168985000</meta:creation-date>
    <dc:date>2018-10-11T07:47:03.480840000</dc:date>
    <dc:creator>Jan Bonne Aans</dc:creator>
    <meta:editing-duration>PT7H16M7S</meta:editing-duration>
    <meta:editing-cycles>23</meta:editing-cycles>
    <meta:generator>LibreOffice/5.2.3.3$MacOSX_X86_64 LibreOffice_project/d54a8868f08a7b39642414cf2c8ef2f228f780cf</meta:generator>
    <meta:document-statistic meta:table-count="0" meta:image-count="0" meta:object-count="0" meta:page-count="5" meta:paragraph-count="58" meta:word-count="685" meta:character-count="5085" meta:non-whitespace-character-count="4462"/>
  </office:meta>
</office:document-meta>
</file>